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mm"/>
    </style:style>
    <style:style style:name="co2" style:family="table-column">
      <style:table-column-properties fo:break-before="auto" style:column-width="21.2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1.6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 style:vertical-align="middle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100">
      <style:table-cell-properties fo:wrap-option="wrap" style:vertical-align="middle"/>
    </style:style>
    <style:style style:name="ce4" style:family="table-cell" style:parent-style-name="Default" style:data-style-name="N100">
      <style:table-cell-properties fo:wrap-option="wrap"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100">
      <style:table-cell-properties fo:wrap-option="wrap" style:vertical-align="middle"/>
      <style:text-properties style:font-name="Liberation Sans" fo:font-size="10pt" style:font-name-asian="ArialMT" style:font-size-asian="10pt" style:language-asian="hi" style:country-asian="IN" style:font-name-complex="Arial" style:font-size-complex="10pt" style:language-complex="en" style:country-complex="US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letter-kerning="true" fo:country="none" style:country-asian="none" style:font-name-asian="ArialMT" style:font-size-asian="12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Aufgabe</text:p>
          </table:table-cell>
          <table:table-cell table:style-name="ce7" office:value-type="string" calcext:value-type="string">
            <text:p>Ausführung bis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Kommentar</text:p>
          </table:table-cell>
          <table:table-cell table:style-name="ce10" table:number-columns-repeated="1020"/>
        </table:table-row>
        <table:table-row table:style-name="ro1">
          <table:table-cell table:style-name="ce2" office:value-type="string" calcext:value-type="string">
            <text:p>Zu den Einträgen mit (*) existieren nähere Angaben in der Datei „Erlaeuterungen_..“.</text:p>
          </table:table-cell>
          <table:table-cell table:style-name="ce8" table:number-columns-repeated="3"/>
          <table:table-cell table:style-name="ce11" table:number-columns-repeated="1020"/>
        </table:table-row>
        <table:table-row table:style-name="ro1">
          <table:table-cell office:value-type="string" calcext:value-type="string">
            <text:p>Weiterarbeit an Kap. 5 (JL)</text:p>
          </table:table-cell>
          <table:table-cell office:value-type="string" calcext:value-type="string">
            <text:p>15.4.2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terarbeit an Kap. 6 (DH)</text:p>
          </table:table-cell>
          <table:table-cell office:value-type="string" calcext:value-type="string">
            <text:p>15.4.2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n von Zufallsaufgaben (OS)</text:p>
          </table:table-cell>
          <table:table-cell office:value-type="string" calcext:value-type="string">
            <text:p>15.4.2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ung <text:s/>weiterer Zufallsaufgaben (VK, KR, AH)</text:p>
          </table:table-cell>
          <table:table-cell office:value-type="string" calcext:value-type="string">
            <text:p>lauf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liche Bilder in Kap.10: Vorarbeiten (AD)</text:p>
          </table:table-cell>
          <table:table-cell office:value-type="string" calcext:value-type="string">
            <text:p>15.4.2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liche Bilder in Kap.10: Ausführung <text:s/>(SD)</text:p>
          </table:table-cell>
          <table:table-cell office:value-type="string" calcext:value-type="string">
            <text:p>29.4.2016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Überschlägiges Rechnen in Kap. 1 (DH)</text:p>
          </table:table-cell>
          <table:table-cell office:value-type="string" calcext:value-type="string">
            <text:p>20.4.20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<text:span text:style-name="T1">Tabelle griechischer Buchstaben von Kapitel 5 an den Anfang von Kapitel 1 stellen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rverweise einfügen (z.T. TS, z.B. Intervall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msetzung von „eqnarray/eqnarray*“-Umgebungen in HTML korrigieren (*) (D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inführung von Überschriften mit Kapitelnummern bei den „Modulübersichten“ <text:s/>(*) (DH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6" office:value-type="string" calcext:value-type="string">
            <text:p>Übersichtsseiten nicht oder anders nummerieren (*) (D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gf. TikZ-Bilder zu Kapitel 6 einbauen (s.o.) (DH, 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zenzbedingungen nicht an einzelne Bilder anhängen (*)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Seitenüberschriften (ggf.) mit Nummern (*) (DH)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Korrektur der Inhalte der Browser-Titelleiste (*) (D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igationsmenü ggf. mit optionalen Rollbalken versehen (D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mstellung <text:s/>von Aufgaben mit Kontrollkästchen-Beantwortung (*) <text:s/>(D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ktuellen Position im Text des Kurses in der Navigationsleiste anzeigen (D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instellungsfenster mit Knopf zum Schließen und Rollbalken (DH)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.00.0000</text:date>, <text:time style:data-style-name="N2" text:time-value="01:19:58.6189988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23:58:56.829532658</meta:creation-date>
    <dc:date>2016-04-11T01:21:31.050286689</dc:date>
    <meta:editing-duration>PT5M44S</meta:editing-duration>
    <meta:editing-cycles>3</meta:editing-cycles>
    <meta:generator>LibreOffice/5.0.5.2$Linux_x86 LibreOffice_project/55b006a02d247b5f7215fc6ea0fde844b30035b3</meta:generator>
    <meta:document-statistic meta:table-count="1" meta:cell-count="32" meta:object-count="0"/>
  </office:meta>
</office:document-meta>
</file>